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Segoe UI Web" svg:font-family="'Segoe UI Web', 'Segoe UI', 'Segoe WP', 'Segoe UI Emoji', Tahom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2f748" officeooo:paragraph-rsid="0012f748" style:font-size-asian="7.84999990463257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2f748" officeooo:paragraph-rsid="0016b2a9" style:font-size-asian="7.84999990463257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4bfa0" officeooo:paragraph-rsid="0016513f" style:font-size-asian="7.84999990463257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6513f" officeooo:paragraph-rsid="0016513f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52424" style:font-name="Segoe UI Web" fo:font-size="14pt" fo:letter-spacing="normal" fo:font-style="normal" style:text-underline-style="solid" style:text-underline-width="auto" style:text-underline-color="font-color" fo:font-weight="bold" officeooo:paragraph-rsid="0012f74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52424" style:font-name="Segoe UI Web" fo:font-size="20pt" fo:letter-spacing="normal" fo:font-style="normal" style:text-underline-style="none" fo:font-weight="bold" officeooo:paragraph-rsid="0012f748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bold" officeooo:rsid="0012f748" officeooo:paragraph-rsid="0012f74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2f74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513f"/>
    </style:style>
    <style:style style:name="T4" style:family="text">
      <style:text-properties style:text-underline-style="solid" style:text-underline-width="auto" style:text-underline-color="font-color" officeooo:rsid="0016b2a9"/>
    </style:style>
    <style:style style:name="T5" style:family="text">
      <style:text-properties officeooo:rsid="0014bfa0"/>
    </style:style>
    <style:style style:name="T6" style:family="text">
      <style:text-properties officeooo:rsid="0016513f"/>
    </style:style>
    <style:style style:name="T7" style:family="text">
      <style:text-properties officeooo:rsid="0016b2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lestone 1 Repor<text:span text:style-name="T1">t</text:span></text:p>
      <text:p text:style-name="P5"/>
      <text:p text:style-name="P5"/>
      <text:p text:style-name="P7">Preprocessing</text:p>
      <text:p text:style-name="P7"/>
      <text:list xml:id="list4047453179" text:style-name="L1">
        <text:list-item>
          <text:p text:style-name="P2">The features <text:span text:style-name="T2">trending_date</text:span> and <text:span text:style-name="T2">publish_time</text:span> have been parsed and decomposed into year, month and day, <text:span text:style-name="T7">then performing element-wise subtraction to get a new feature as follows<text:line-break/><text:line-break/>drift_years = </text:span><text:span text:style-name="T2">trending_date </text:span><text:span text:style-name="T4">[</text:span><text:span text:style-name="T7">year</text:span><text:span text:style-name="T4">] - </text:span><text:span text:style-name="T2">publish_time </text:span><text:span text:style-name="T4">[</text:span><text:span text:style-name="T7">year]</text:span><text:line-break/>drift_months<text:span text:style-name="T7"> = </text:span><text:span text:style-name="T2">trending_date </text:span><text:span text:style-name="T4">[</text:span><text:span text:style-name="T7">month</text:span><text:span text:style-name="T4">] - </text:span><text:span text:style-name="T2">publish_time </text:span><text:span text:style-name="T4">[</text:span><text:span text:style-name="T7">month]<text:line-break/>drift_days = </text:span><text:span text:style-name="T2">trending_date </text:span><text:span text:style-name="T4">[day] - </text:span><text:span text:style-name="T2">publish_time </text:span><text:span text:style-name="T4">[day</text:span><text:span text:style-name="T7">]<text:line-break/><text:line-break/>Finally sorting the dataset based on publish_time and trending_ date, and remove both columns from the dataset.<text:line-break/></text:span><text:line-break/></text:p>
        </text:list-item>
        <text:list-item>
          <text:p text:style-name="P1">All texts have been parsed using <text:span text:style-name="T5">R</text:span>egex (re package in python) + some custom functions for specific patterns.<text:line-break/><text:line-break/>Split sentences into words (<text:span text:style-name="T5">English</text:span> words, excluding <text:span text:style-name="T5">URLs</text:span>, symbols, etc.).<text:line-break/><text:line-break/></text:p>
          <text:p text:style-name="P3">Encoding text feature<text:span text:style-name="T6">s</text:span> (<text:span text:style-name="T2">title</text:span>, <text:span text:style-name="T2">channel_title</text:span>, <text:span text:style-name="T2">tags</text:span> <text:span text:style-name="T6">and </text:span><text:span text:style-name="T3">video_description</text:span>) <text:span text:style-name="T6"><text:s/>using bag of words (normalized) --→ ln(word_count + 1) + considering only the common words.<text:line-break/><text:line-break/></text:span></text:p>
        </text:list-item>
        <text:list-item>
          <text:p text:style-name="P4">As category_id feature has no semantic meaning for regression coefficient, we have used one_hot encoding for representing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Segoe UI Web" svg:font-family="'Segoe UI Web', 'Segoe UI', 'Segoe WP', 'Segoe UI Emoji', Tahom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04:45:51.522251367</meta:creation-date>
    <dc:date>2021-12-09T05:29:39.246244869</dc:date>
    <meta:editing-duration>PT3M6S</meta:editing-duration>
    <meta:editing-cycles>1</meta:editing-cycles>
    <meta:document-statistic meta:table-count="0" meta:image-count="0" meta:object-count="0" meta:page-count="1" meta:paragraph-count="6" meta:word-count="141" meta:character-count="977" meta:non-whitespace-character-count="836"/>
    <meta:generator>LibreOffice/6.0.7.3$Linux_X86_64 LibreOffice_project/00m0$Build-3</meta:generator>
  </office:meta>
</office:document-meta>
</file>